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6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17.11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873232002805363267" text:style-name="L1">
              <text:list-item>
                <text:p text:style-name="P13">Assigned a lot of tasks to team members</text:p>
              </text:list-item>
              <text:list-item>
                <text:p text:style-name="P13">Reorganized the repository</text:p>
              </text:list-item>
              <text:list-item>
                <text:p text:style-name="P13">Updated team policy documents</text:p>
              </text:list-item>
              <text:list-item>
                <text:p text:style-name="P13">Implementation of dao</text:p>
              </text:list-item>
              <text:list-item>
                <text:p text:style-name="P13">Configuring project</text:p>
              </text:list-item>
              <text:list-item>
                <text:p text:style-name="P13">Added tags example to our application</text:p>
              </text:list-item>
              <text:list-item>
                <text:p text:style-name="P13">Added dao example to our application</text:p>
              </text:list-item>
              <text:list-item>
                <text:p text:style-name="P13">Configured iptables and synchronized time on our VM</text:p>
              </text:list-item>
              <text:list-item>
                <text:p text:style-name="P13">Implementation of other parts in our system</text:p>
                <text:p text:style-name="P13"/>
                <text:p text:style-name="P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4663250286798964384" text:style-name="L2">
              <text:list-item>
                <text:p text:style-name="P14">Setting up the development environment</text:p>
              </text:list-item>
              <text:list-item>
                <text:p text:style-name="P14">The time on our server was not configured properly</text:p>
              </text:list-item>
              <text:list-item>
                <text:p text:style-name="P14">Studying a lot of things at once takes time</text:p>
              </text:list-item>
              <text:list-item>
                <text:p text:style-name="P14">Work coordination and execution in the team</text:p>
                <text:p text:style-name="P14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8907331026276112020" text:style-name="L3">
              <text:list-item>
                <text:p text:style-name="P15">Finish the parser, dao and model layer</text:p>
              </text:list-item>
              <text:list-item>
                <text:p text:style-name="P15">Finish the database</text:p>
              </text:list-item>
              <text:list-item>
                <text:p text:style-name="P15">Get final versions of team policy documents about coding conventions, communication, and git repository</text:p>
              </text:list-item>
              <text:list-item>
                <text:p text:style-name="P15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Implementation, configuring, studying thing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Implementation, configuring, studying thing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9</text:p>
          </table:table-cell>
          <table:table-cell table:style-name="Table4.A2" office:value-type="string">
            <text:p text:style-name="P10">Implementation, configuring, studying thing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10">Team policies, tasks, implementation, configuring, studying things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Implementation, configuring, studying thing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25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cic</dc:creator>
    <dc:date>2013-11-14T10:49:43.87</dc:date>
    <meta:print-date>1998-10-09T11:53:00</meta:print-date>
    <meta:editing-cycles>20</meta:editing-cycles>
    <meta:editing-duration>PT1H35M1S</meta:editing-duration>
    <meta:generator>OpenOffice/4.0.0$Win32 OpenOffice.org_project/400m3$Build-9702</meta:generator>
    <meta:document-statistic meta:table-count="4" meta:image-count="3" meta:object-count="0" meta:page-count="2" meta:paragraph-count="52" meta:word-count="182" meta:character-count="1119"/>
  </office:meta>
</office:document-meta>
</file>